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2D1459B86B478CC9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cf2ec" officeooo:paragraph-rsid="001cf2ec"/>
    </style:style>
    <style:style style:name="T1" style:family="text">
      <style:text-properties officeooo:rsid="001cf2ec"/>
    </style:style>
    <style:style style:name="T2" style:family="text">
      <style:text-properties officeooo:rsid="001e6e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5.798cm" svg:y="-0.393cm" svg:width="6.853cm" svg:height="1.191cm" draw:z-index="0"><draw:image xlink:href="Pictures/10000201000001030000002D1459B86B478CC97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><text:span text:style-name="T1">2x² = 2x+ 4</text:span></text:p>
      <text:p text:style-name="P2">2x² -2x -4 = 0</text:p>
      <text:p text:style-name="P2"><draw:frame draw:style-name="fr2" draw:name="Objeto1" text:anchor-type="as-char" svg:y="-0.619cm" svg:width="1.459cm" svg:height="0.998cm" draw:z-index="1"><draw:object xlink:href="./Object 1" xlink:type="simple" xlink:show="embed" xlink:actuate="onLoad"/><draw:image xlink:href="./ObjectReplacements/Object 1" xlink:type="simple" xlink:show="embed" xlink:actuate="onLoad"/></draw:frame>→ x¹ = 4/2 = 2</text:p>
      <text:p text:style-name="P2"><text:tab/> <text:s text:c="7"/>→ x² = -<text:span text:style-name="T2">1/1 = -1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20:59:15.897191850</meta:creation-date>
    <dc:date>2021-03-29T22:03:55.051002984</dc:date>
    <meta:editing-duration>PT44M17S</meta:editing-duration>
    <meta:editing-cycles>1</meta:editing-cycles>
    <meta:document-statistic meta:table-count="0" meta:image-count="1" meta:object-count="1" meta:page-count="1" meta:paragraph-count="4" meta:word-count="25" meta:character-count="64" meta:non-whitespace-character-count="38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frac>
        <mrow>
          <mn>2</mn>
          <mi>x</mi>
        </mrow>
        <mi>x</mi>
      </mfrac>
      <mfrac>
        <mrow>
          <mo stretchy="false">−</mo>
          <mn>4</mn>
        </mrow>
        <mn>1</mn>
      </mfrac>
    </mrow>
    <annotation encoding="StarMath 5.0">{2x} over {x} {-4} over {1} </annotation>
  </semantics>
</math>
</file>